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PAGERANK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 office:value-type="string" calcext:value-type="string">
            <text:p>Vertex Size</text:p>
          </table:table-cell>
          <table:table-cell table:style-name="Default" office:value-type="string" calcext:value-type="string">
            <text:p>Min Barrier Time</text:p>
          </table:table-cell>
          <table:table-cell table:style-name="Default" office:value-type="string" calcext:value-type="string">
            <text:p>Max Barrier Time</text:p>
          </table:table-cell>
          <table:table-cell table:style-name="Default" office:value-type="string" calcext:value-type="string">
            <text:p>Avg Barrier Time</text:p>
          </table:table-cell>
          <table:table-cell table:style-name="Default" office:value-type="string" calcext:value-type="string">
            <text:p>WT-avg Bar</text:p>
          </table:table-cell>
          <table:table-cell table:style-name="Default" office:value-type="string" calcext:value-type="string">
            <text:p>WT-max Bar</text:p>
          </table:table-cell>
          <table:table-cell table:style-name="Default" office:value-type="string" calcext:value-type="string">
            <text:p>RT-min Bar</text:p>
          </table:table-cell>
          <table:table-cell table:style-name="Default" office:value-type="string" calcext:value-type="string">
            <text:p>Wall time</text:p>
          </table:table-cell>
          <table:table-cell table:style-name="Default" office:value-type="string" calcext:value-type="string">
            <text:p>Partitions</text:p>
          </table:table-cell>
          <table:table-cell table:style-name="Default" office:value-type="string" calcext:value-type="string">
            <text:p>Barrier Time1</text:p>
          </table:table-cell>
          <table:table-cell table:style-name="Default" office:value-type="string" calcext:value-type="string">
            <text:p>Barrier Time2</text:p>
          </table:table-cell>
          <table:table-cell table:style-name="Default" office:value-type="string" calcext:value-type="string">
            <text:p>Barrier Time3</text:p>
          </table:table-cell>
          <table:table-cell table:style-name="Default" office:value-type="string" calcext:value-type="string">
            <text:p>Barrier Time4</text:p>
          </table:table-cell>
          <table:table-cell table:style-name="Default" office:value-type="string" calcext:value-type="string">
            <text:p>Barrier Time5</text:p>
          </table:table-cell>
          <table:table-cell table:style-name="Default" office:value-type="string" calcext:value-type="string">
            <text:p>Barrier Time6</text:p>
          </table:table-cell>
          <table:table-cell table:style-name="Default" office:value-type="string" calcext:value-type="string">
            <text:p>Barrier Time7</text:p>
          </table:table-cell>
          <table:table-cell table:style-name="Default"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J3:.Q3])" office:value-type="float" office:value="0" calcext:value-type="float">
            <text:p>0</text:p>
          </table:table-cell>
          <table:table-cell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formula="of:=([.H3]-[.D3])/4" office:value-type="float" office:value="0" calcext:value-type="float">
            <text:p>0</text:p>
          </table:table-cell>
          <table:table-cell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MIN([.J4:.Q4])" office:value-type="float" office:value="0" calcext:value-type="float">
            <text:p>0</text:p>
          </table:table-cell>
          <table:table-cell table:style-name="ce1" table:formula="of:=MAX([.J4:.Q4])" office:value-type="float" office:value="0" calcext:value-type="float">
            <text:p>0</text:p>
          </table:table-cell>
          <table:table-cell table:formula="of:=AVERAGE([.J4:.Q4])" office:value-type="float" office:value="0" calcext:value-type="float">
            <text:p>0</text:p>
          </table:table-cell>
          <table:table-cell table:style-name="ce1" table:formula="of:=[.H4]-[.D4]" office:value-type="float" office:value="0" calcext:value-type="float">
            <text:p>0</text:p>
          </table:table-cell>
          <table:table-cell table:formula="of:=[.H4]-[.C4]" office:value-type="float" office:value="0" calcext:value-type="float">
            <text:p>0</text:p>
          </table:table-cell>
          <table:table-cell table:style-name="ce2" table:formula="of:=[.H4]-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MIN([.J5:.Q5])" office:value-type="float" office:value="3.36057" calcext:value-type="float">
            <text:p>3.36057</text:p>
          </table:table-cell>
          <table:table-cell table:style-name="ce3" table:formula="of:=MAX([.J5:.Q5])" office:value-type="float" office:value="12.7301" calcext:value-type="float">
            <text:p>12.7301</text:p>
          </table:table-cell>
          <table:table-cell table:style-name="ce3" table:formula="of:=AVERAGE([.J5:.Q5])" office:value-type="float" office:value="8.9684375" calcext:value-type="float">
            <text:p>8.9684375</text:p>
          </table:table-cell>
          <table:table-cell table:style-name="ce3" table:formula="of:=[.H5]-[.D5]" office:value-type="float" office:value="1181.8615625" calcext:value-type="float">
            <text:p>1181.8615625</text:p>
          </table:table-cell>
          <table:table-cell table:style-name="ce3" table:formula="of:=[.H5]-[.C5]" office:value-type="float" office:value="1178.0999" calcext:value-type="float">
            <text:p>1178.0999</text:p>
          </table:table-cell>
          <table:table-cell table:style-name="ce3" table:formula="of:=[.H5]-[.B5]" office:value-type="float" office:value="1187.46943" calcext:value-type="float">
            <text:p>1187.46943</text:p>
          </table:table-cell>
          <table:table-cell office:value-type="float" office:value="1190.83" calcext:value-type="float">
            <text:p>1190.83</text:p>
          </table:table-cell>
          <table:table-cell office:value-type="float" office:value="256" calcext:value-type="float">
            <text:p>256</text:p>
          </table:table-cell>
          <table:table-cell office:value-type="float" office:value="12.7301" calcext:value-type="float">
            <text:p>12.7301</text:p>
          </table:table-cell>
          <table:table-cell office:value-type="float" office:value="10.904" calcext:value-type="float">
            <text:p>10.904</text:p>
          </table:table-cell>
          <table:table-cell office:value-type="float" office:value="7.553" calcext:value-type="float">
            <text:p>7.553</text:p>
          </table:table-cell>
          <table:table-cell office:value-type="float" office:value="7.15285" calcext:value-type="float">
            <text:p>7.15285</text:p>
          </table:table-cell>
          <table:table-cell office:value-type="float" office:value="11.027" calcext:value-type="float">
            <text:p>11.027</text:p>
          </table:table-cell>
          <table:table-cell office:value-type="float" office:value="7.64388" calcext:value-type="float">
            <text:p>7.64388</text:p>
          </table:table-cell>
          <table:table-cell office:value-type="float" office:value="3.36057" calcext:value-type="float">
            <text:p>3.36057</text:p>
          </table:table-cell>
          <table:table-cell office:value-type="float" office:value="11.3761" calcext:value-type="float">
            <text:p>11.37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MIN([.J6:.Q6])" office:value-type="float" office:value="8.10087" calcext:value-type="float">
            <text:p>8.10087</text:p>
          </table:table-cell>
          <table:table-cell table:formula="of:=MAX([.J6:.Q6])" office:value-type="float" office:value="13.7489" calcext:value-type="float">
            <text:p>13.7489</text:p>
          </table:table-cell>
          <table:table-cell table:formula="of:=AVERAGE([.J6:.Q6])" office:value-type="float" office:value="11.33284625" calcext:value-type="float">
            <text:p>11.33284625</text:p>
          </table:table-cell>
          <table:table-cell table:formula="of:=[.H6]-[.D6]" office:value-type="float" office:value="1045.39715375" calcext:value-type="float">
            <text:p>1045.39715375</text:p>
          </table:table-cell>
          <table:table-cell table:formula="of:=[.H6]-[.C6]" office:value-type="float" office:value="1042.9811" calcext:value-type="float">
            <text:p>1042.9811</text:p>
          </table:table-cell>
          <table:table-cell table:style-name="ce2" table:formula="of:=[.H6]-[.B6]" office:value-type="float" office:value="1048.62913" calcext:value-type="float">
            <text:p>1048.62913</text:p>
          </table:table-cell>
          <table:table-cell office:value-type="float" office:value="1056.73" calcext:value-type="float">
            <text:p>1056.73</text:p>
          </table:table-cell>
          <table:table-cell office:value-type="float" office:value="128" calcext:value-type="float">
            <text:p>128</text:p>
          </table:table-cell>
          <table:table-cell office:value-type="float" office:value="11.6261" calcext:value-type="float">
            <text:p>11.6261</text:p>
          </table:table-cell>
          <table:table-cell office:value-type="float" office:value="13.0663" calcext:value-type="float">
            <text:p>13.0663</text:p>
          </table:table-cell>
          <table:table-cell office:value-type="float" office:value="13.7489" calcext:value-type="float">
            <text:p>13.7489</text:p>
          </table:table-cell>
          <table:table-cell office:value-type="float" office:value="9.8966" calcext:value-type="float">
            <text:p>9.8966</text:p>
          </table:table-cell>
          <table:table-cell office:value-type="float" office:value="12.1843" calcext:value-type="float">
            <text:p>12.1843</text:p>
          </table:table-cell>
          <table:table-cell office:value-type="float" office:value="11.5358" calcext:value-type="float">
            <text:p>11.5358</text:p>
          </table:table-cell>
          <table:table-cell office:value-type="float" office:value="10.5039" calcext:value-type="float">
            <text:p>10.5039</text:p>
          </table:table-cell>
          <table:table-cell office:value-type="float" office:value="8.10087" calcext:value-type="float">
            <text:p>8.100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7:.Q7])" office:value-type="float" office:value="3.47759" calcext:value-type="float">
            <text:p>3.47759</text:p>
          </table:table-cell>
          <table:table-cell table:style-name="ce4" table:formula="of:=MAX([.J7:.Q7])" office:value-type="float" office:value="9.50325" calcext:value-type="float">
            <text:p>9.50325</text:p>
          </table:table-cell>
          <table:table-cell table:style-name="ce5" table:formula="of:=AVERAGE([.J7:.Q7])" office:value-type="float" office:value="6.57290625" calcext:value-type="float">
            <text:p>6.57290625</text:p>
          </table:table-cell>
          <table:table-cell table:style-name="ce3" table:formula="of:=[.H7]-[.D7]" office:value-type="float" office:value="983.79609375" calcext:value-type="float">
            <text:p>983.79609375</text:p>
          </table:table-cell>
          <table:table-cell table:style-name="ce3" table:formula="of:=[.H7]-[.C7]" office:value-type="float" office:value="980.86575" calcext:value-type="float">
            <text:p>980.86575</text:p>
          </table:table-cell>
          <table:table-cell table:style-name="ce7" table:formula="of:=[.H7]-[.B7]" office:value-type="float" office:value="986.89141" calcext:value-type="float">
            <text:p>986.89141</text:p>
          </table:table-cell>
          <table:table-cell table:style-name="ce2" office:value-type="float" office:value="990.369" calcext:value-type="float">
            <text:p>990.369</text:p>
          </table:table-cell>
          <table:table-cell office:value-type="float" office:value="64" calcext:value-type="float">
            <text:p>64</text:p>
          </table:table-cell>
          <table:table-cell office:value-type="float" office:value="9.50325" calcext:value-type="float">
            <text:p>9.50325</text:p>
          </table:table-cell>
          <table:table-cell office:value-type="float" office:value="8.08184" calcext:value-type="float">
            <text:p>8.08184</text:p>
          </table:table-cell>
          <table:table-cell office:value-type="float" office:value="6.4766" calcext:value-type="float">
            <text:p>6.4766</text:p>
          </table:table-cell>
          <table:table-cell office:value-type="float" office:value="3.57167" calcext:value-type="float">
            <text:p>3.57167</text:p>
          </table:table-cell>
          <table:table-cell office:value-type="float" office:value="8.76548" calcext:value-type="float">
            <text:p>8.76548</text:p>
          </table:table-cell>
          <table:table-cell office:value-type="float" office:value="4.68544" calcext:value-type="float">
            <text:p>4.68544</text:p>
          </table:table-cell>
          <table:table-cell office:value-type="float" office:value="3.47759" calcext:value-type="float">
            <text:p>3.47759</text:p>
          </table:table-cell>
          <table:table-cell office:value-type="float" office:value="8.02138" calcext:value-type="float">
            <text:p>8.021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8:.Q8])" office:value-type="float" office:value="4.82515" calcext:value-type="float">
            <text:p>4.82515</text:p>
          </table:table-cell>
          <table:table-cell table:style-name="ce1" table:formula="of:=MAX([.J8:.Q8])" office:value-type="float" office:value="16.4764" calcext:value-type="float">
            <text:p>16.4764</text:p>
          </table:table-cell>
          <table:table-cell table:style-name="ce4" table:formula="of:=AVERAGE([.J8:.Q8])" office:value-type="float" office:value="9.3614125" calcext:value-type="float">
            <text:p>9.3614125</text:p>
          </table:table-cell>
          <table:table-cell table:style-name="ce6" table:formula="of:=[.H8]-[.D8]" office:value-type="float" office:value="918.8935875" calcext:value-type="float">
            <text:p>918.8935875</text:p>
          </table:table-cell>
          <table:table-cell table:style-name="ce6" table:formula="of:=[.H8]-[.C8]" office:value-type="float" office:value="911.7786" calcext:value-type="float">
            <text:p>911.7786</text:p>
          </table:table-cell>
          <table:table-cell table:style-name="ce6" table:formula="of:=[.H8]-[.B8]" office:value-type="float" office:value="923.42985" calcext:value-type="float">
            <text:p>923.42985</text:p>
          </table:table-cell>
          <table:table-cell table:style-name="ce2" office:value-type="float" office:value="928.255" calcext:value-type="float">
            <text:p>928.255</text:p>
          </table:table-cell>
          <table:table-cell office:value-type="float" office:value="32" calcext:value-type="float">
            <text:p>32</text:p>
          </table:table-cell>
          <table:table-cell office:value-type="float" office:value="10.902" calcext:value-type="float">
            <text:p>10.902</text:p>
          </table:table-cell>
          <table:table-cell office:value-type="float" office:value="8.94794" calcext:value-type="float">
            <text:p>8.94794</text:p>
          </table:table-cell>
          <table:table-cell office:value-type="float" office:value="9.71893" calcext:value-type="float">
            <text:p>9.71893</text:p>
          </table:table-cell>
          <table:table-cell office:value-type="float" office:value="8.10548" calcext:value-type="float">
            <text:p>8.10548</text:p>
          </table:table-cell>
          <table:table-cell office:value-type="float" office:value="16.4764" calcext:value-type="float">
            <text:p>16.4764</text:p>
          </table:table-cell>
          <table:table-cell office:value-type="float" office:value="4.82515" calcext:value-type="float">
            <text:p>4.82515</text:p>
          </table:table-cell>
          <table:table-cell office:value-type="float" office:value="8.89715" calcext:value-type="float">
            <text:p>8.89715</text:p>
          </table:table-cell>
          <table:table-cell office:value-type="float" office:value="7.01825" calcext:value-type="float">
            <text:p>7.0182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IN([.J9:.Q9])" office:value-type="float" office:value="3.93128" calcext:value-type="float">
            <text:p>3.93128</text:p>
          </table:table-cell>
          <table:table-cell table:formula="of:=MAX([.J9:.Q9])" office:value-type="float" office:value="19.6139" calcext:value-type="float">
            <text:p>19.6139</text:p>
          </table:table-cell>
          <table:table-cell table:style-name="ce4" table:formula="of:=AVERAGE([.J9:.Q9])" office:value-type="float" office:value="11.0835575" calcext:value-type="float">
            <text:p>11.0835575</text:p>
          </table:table-cell>
          <table:table-cell table:style-name="ce6" table:formula="of:=[.H9]-[.D9]" office:value-type="float" office:value="871.2534425" calcext:value-type="float">
            <text:p>871.2534425</text:p>
          </table:table-cell>
          <table:table-cell table:style-name="ce6" table:formula="of:=[.H9]-[.C9]" office:value-type="float" office:value="862.7231" calcext:value-type="float">
            <text:p>862.7231</text:p>
          </table:table-cell>
          <table:table-cell table:style-name="ce6" table:formula="of:=[.H9]-[.B9]" office:value-type="float" office:value="878.40572" calcext:value-type="float">
            <text:p>878.40572</text:p>
          </table:table-cell>
          <table:table-cell table:style-name="ce2" office:value-type="float" office:value="882.337" calcext:value-type="float">
            <text:p>882.337</text:p>
          </table:table-cell>
          <table:table-cell office:value-type="float" office:value="16" calcext:value-type="float">
            <text:p>16</text:p>
          </table:table-cell>
          <table:table-cell office:value-type="float" office:value="7.82039" calcext:value-type="float">
            <text:p>7.82039</text:p>
          </table:table-cell>
          <table:table-cell office:value-type="float" office:value="11.2625" calcext:value-type="float">
            <text:p>11.2625</text:p>
          </table:table-cell>
          <table:table-cell office:value-type="float" office:value="17.418" calcext:value-type="float">
            <text:p>17.418</text:p>
          </table:table-cell>
          <table:table-cell office:value-type="float" office:value="5.90739" calcext:value-type="float">
            <text:p>5.90739</text:p>
          </table:table-cell>
          <table:table-cell office:value-type="float" office:value="19.6139" calcext:value-type="float">
            <text:p>19.6139</text:p>
          </table:table-cell>
          <table:table-cell office:value-type="float" office:value="5.487" calcext:value-type="float">
            <text:p>5.487</text:p>
          </table:table-cell>
          <table:table-cell office:value-type="float" office:value="17.228" calcext:value-type="float">
            <text:p>17.228</text:p>
          </table:table-cell>
          <table:table-cell office:value-type="float" office:value="3.93128" calcext:value-type="float">
            <text:p>3.931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IN([.J10:.Q10])" office:value-type="float" office:value="2.62649" calcext:value-type="float">
            <text:p>2.62649</text:p>
          </table:table-cell>
          <table:table-cell table:formula="of:=MAX([.J10:.Q10])" office:value-type="float" office:value="26.8844" calcext:value-type="float">
            <text:p>26.8844</text:p>
          </table:table-cell>
          <table:table-cell table:style-name="ce4" table:formula="of:=AVERAGE([.J10:.Q10])" office:value-type="float" office:value="12.10364875" calcext:value-type="float">
            <text:p>12.10364875</text:p>
          </table:table-cell>
          <table:table-cell table:style-name="ce6" table:formula="of:=[.H10]-[.D10]" office:value-type="float" office:value="823.15035125" calcext:value-type="float">
            <text:p>823.15035125</text:p>
          </table:table-cell>
          <table:table-cell table:style-name="ce6" table:formula="of:=[.H10]-[.C10]" office:value-type="float" office:value="808.3696" calcext:value-type="float">
            <text:p>808.3696</text:p>
          </table:table-cell>
          <table:table-cell table:style-name="ce6" table:formula="of:=[.H10]-[.B10]" office:value-type="float" office:value="832.62751" calcext:value-type="float">
            <text:p>832.62751</text:p>
          </table:table-cell>
          <table:table-cell table:style-name="ce2" office:value-type="float" office:value="835.254" calcext:value-type="float">
            <text:p>835.254</text:p>
          </table:table-cell>
          <table:table-cell office:value-type="float" office:value="8" calcext:value-type="float">
            <text:p>8</text:p>
          </table:table-cell>
          <table:table-cell office:value-type="float" office:value="5.08061" calcext:value-type="float">
            <text:p>5.08061</text:p>
          </table:table-cell>
          <table:table-cell office:value-type="float" office:value="18.4199" calcext:value-type="float">
            <text:p>18.4199</text:p>
          </table:table-cell>
          <table:table-cell office:value-type="float" office:value="25.4131" calcext:value-type="float">
            <text:p>25.4131</text:p>
          </table:table-cell>
          <table:table-cell office:value-type="float" office:value="8.13909" calcext:value-type="float">
            <text:p>8.13909</text:p>
          </table:table-cell>
          <table:table-cell office:value-type="float" office:value="26.8844" calcext:value-type="float">
            <text:p>26.8844</text:p>
          </table:table-cell>
          <table:table-cell office:value-type="float" office:value="5.5512" calcext:value-type="float">
            <text:p>5.5512</text:p>
          </table:table-cell>
          <table:table-cell office:value-type="float" office:value="4.7144" calcext:value-type="float">
            <text:p>4.7144</text:p>
          </table:table-cell>
          <table:table-cell office:value-type="float" office:value="2.62649" calcext:value-type="float">
            <text:p>2.626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MIN([.J11:.Q11])" office:value-type="float" office:value="0" calcext:value-type="float">
            <text:p>0</text:p>
          </table:table-cell>
          <table:table-cell table:formula="of:=MAX([.J11:.Q11])" office:value-type="float" office:value="0" calcext:value-type="float">
            <text:p>0</text:p>
          </table:table-cell>
          <table:table-cell table:formula="of:=AVERAGE([.J11:.Q11])" office:value-type="float" office:value="0" calcext:value-type="float">
            <text:p>0</text:p>
          </table:table-cell>
          <table:table-cell table:style-name="ce1" table:formula="of:=([.H11]-[.D11])/2" office:value-type="float" office:value="0" calcext:value-type="float">
            <text:p>0</text:p>
          </table:table-cell>
          <table:table-cell table:style-name="ce1" table:formula="of:=([.H11]-[.C11])/2" office:value-type="float" office:value="0" calcext:value-type="float">
            <text:p>0</text:p>
          </table:table-cell>
          <table:table-cell table:formula="of:=([.H11]-[.B11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 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MIN([.J12:.Q12])" office:value-type="float" office:value="0" calcext:value-type="float">
            <text:p>0</text:p>
          </table:table-cell>
          <table:table-cell table:formula="of:=MAX([.J12:.Q12])" office:value-type="float" office:value="0" calcext:value-type="float">
            <text:p>0</text:p>
          </table:table-cell>
          <table:table-cell table:style-name="ce4" table:formula="of:=AVERAGE([.J12:.Q12])" office:value-type="float" office:value="0" calcext:value-type="float">
            <text:p>0</text:p>
          </table:table-cell>
          <table:table-cell table:formula="of:=([.H12]-[.D12])/4" office:value-type="float" office:value="0" calcext:value-type="float">
            <text:p>0</text:p>
          </table:table-cell>
          <table:table-cell table:style-name="ce1" table:formula="of:=([.H12]-[.C12])/4" office:value-type="float" office:value="0" calcext:value-type="float">
            <text:p>0</text:p>
          </table:table-cell>
          <table:table-cell table:formula="of:=([.H12]-[.B12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4:52.494799463</meta:creation-date>
    <dc:date>2016-03-07T23:00:13.689643226</dc:date>
    <meta:editing-duration>PT8H24M38S</meta:editing-duration>
    <meta:editing-cycles>9</meta:editing-cycles>
    <meta:generator>LibreOffice/4.2.8.2$Linux_X86_64 LibreOffice_project/420m0$Build-2</meta:generator>
    <meta:document-statistic meta:table-count="1" meta:cell-count="191" meta:object-count="0"/>
  </office:meta>
</office:document-meta>
</file>